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71421" officeooo:paragraph-rsid="00071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p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9T09:18:49.360445446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4" meta:non-whitespace-character-count="3"/>
    <meta:generator>LibreOffice/6.1.5.2$Linux_X86_64 LibreOffice_project/10$Build-2</meta:generator>
  </office:meta>
</office:document-meta>
</file>